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StatusBar.setDataRate( final double data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StatusBar.remoteConnectionReceived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StatusBar.setPaused( final boolean isPaus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insawStatusBa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sawStatusBar.setMessage( final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StatusBar.setNothing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StatusBar.setSelectedLine( final int selectedLine , final int lineCount , final int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sawStatusBar.ChainsawStatusBa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ChainsawStatusBa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